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5000001B2D211805E6E864C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6.364cm" svg:x="-0.015cm" svg:y="4.676cm">
          <draw:image xlink:href="Pictures/1000000100000775000001B2D211805E6E864C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6T00:52:41.949010906</meta:creation-date>
    <dc:date>2024-06-26T00:53:21.701090435</dc:date>
    <meta:editing-duration>PT41S</meta:editing-duration>
    <meta:editing-cycles>1</meta:editing-cycles>
    <meta:document-statistic meta:object-count="24"/>
    <meta:generator>LibreOffice/7.3.7.2$Linux_X86_64 LibreOffice_project/30$Build-2</meta:generator>
  </office:meta>
</office:document-meta>
</file>